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6cm" draw:shadow="hidden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6cm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6.5cm" svg:height="0.8cm" svg:x="11.6cm" svg:y="5.4cm">
            <text:p text:style-name="P1"><text:span text:style-name="T1">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5cm" svg:height="1.2cm" svg:x="11.6cm" svg:y="6.2cm">
            <text:p text:style-name="P3"><text:span text:style-name="T2">Companies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5" draw:layer="layout" svg:x1="18.1cm" svg:y1="6.4cm" svg:x2="34.6cm" svg:y2="6.4cm" draw:start-shape="id1" draw:start-glue-point="1" draw:end-shape="id2" draw:end-glue-point="3" svg:d="M18100 6400h16500" svg:viewBox="0 0 16501 1">
          <text:p/>
        </draw:connector>
        <draw:g xml:id="id2" draw:id="id2">
          <draw:custom-shape draw:style-name="gr1" draw:text-style-name="P2" draw:layer="layout" svg:width="6.5cm" svg:height="0.8cm" svg:x="34.6cm" svg:y="5.4cm">
            <text:p text:style-name="P1"><text:span text:style-name="T1">Instan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5cm" svg:height="1.2cm" svg:x="34.6cm" svg:y="6.2cm">
            <text:p text:style-name="P3"><text:span text:style-name="T2">Softlang Inc.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5-31T14:41:29.746529913</meta:creation-date>
    <dc:date>2017-05-31T18:03:45.102083910</dc:date>
    <dc:creator>darjeeling </dc:creator>
    <meta:editing-duration>PT3H10M6S</meta:editing-duration>
    <meta:editing-cycles>2</meta:editing-cycles>
    <meta:generator>LibreOffice/5.1.6.2$Linux_X86_64 LibreOffice_project/10m0$Build-2</meta:generator>
    <meta:document-statistic meta:object-count="7"/>
  </office:meta>
</office:document-meta>
</file>